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800000020E95CC7B6.png"/>
  <manifest:file-entry manifest:media-type="image/png" manifest:full-path="Pictures/10000201000000200000001E1E0ADA78.png"/>
  <manifest:file-entry manifest:media-type="image/png" manifest:full-path="Pictures/100002010000002000000020920F9EDC.png"/>
  <manifest:file-entry manifest:media-type="image/png" manifest:full-path="Pictures/10000201000000200000002030A5A05E.png"/>
  <manifest:file-entry manifest:media-type="image/png" manifest:full-path="Pictures/10000201000000200000002034965805.png"/>
  <manifest:file-entry manifest:media-type="image/png" manifest:full-path="Pictures/100002010000001C0000001A97453480.png"/>
  <manifest:file-entry manifest:media-type="image/png" manifest:full-path="Pictures/100002010000002000000020B2EBD917.png"/>
  <manifest:file-entry manifest:media-type="image/png" manifest:full-path="Pictures/1000020100000020000000209E8E4D8E.png"/>
  <manifest:file-entry manifest:media-type="image/png" manifest:full-path="Pictures/100002010000002000000020A8CA21D7.png"/>
  <manifest:file-entry manifest:media-type="image/png" manifest:full-path="Pictures/10000201000000200000002034C58780.png"/>
  <manifest:file-entry manifest:media-type="image/png" manifest:full-path="Pictures/100002010000002000000020F3606C3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color="#e6e64c" draw:fill="solid" draw:fill-color="#e6e64c" draw:auto-grow-height="false" fo:min-height="0.749cm" fo:min-width="0.499cm" fo:wrap-option="no-wrap"/>
    </style:style>
    <style:style style:name="gr3" style:family="graphic" style:parent-style-name="standard">
      <style:graphic-properties draw:stroke="solid" svg:stroke-color="#e6e64c" draw:fill="solid" draw:fill-color="#e6e64c" draw:auto-grow-height="false" fo:min-height="0.749cm" fo:min-width="0.499cm" fo:wrap-option="no-wrap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cm"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solid" svg:stroke-color="#33cc66" draw:fill="solid" draw:fill-color="#33cc66" draw:auto-grow-height="false" fo:min-height="0.749cm" fo:min-width="0.499cm" fo:wrap-option="no-wrap"/>
    </style:style>
    <style:style style:name="gr7" style:family="graphic" style:parent-style-name="standard">
      <style:graphic-properties draw:stroke="solid" svg:stroke-color="#33cc66" draw:fill="solid" draw:fill-color="#33cc66" draw:auto-grow-height="false" fo:min-height="0.749cm" fo:min-width="0.499cm" fo:wrap-option="no-wrap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family="'Courier New'" style:font-family-generic="modern" style:font-pitch="fixed" fo:font-size="28pt"/>
    </style:style>
    <style:style style:name="P3" style:family="paragraph">
      <style:text-properties fo:font-family="'Lucida Sans Typewriter'" style:font-family-generic="modern" style:font-pitch="fixed" fo:font-size="14pt" fo:font-weight="normal"/>
    </style:style>
    <style:style style:name="P4" style:family="paragraph">
      <style:paragraph-properties fo:text-align="center"/>
    </style:style>
    <style:style style:name="P5" style:family="paragraph">
      <style:text-properties fo:font-family="'Courier New'" style:font-family-generic="modern" style:font-pitch="fixed" fo:font-size="14pt"/>
    </style:style>
    <style:style style:name="T1" style:family="text">
      <style:text-properties fo:font-family="'Courier New'" style:font-family-generic="modern" style:font-pitch="fixed" fo:font-size="28pt"/>
    </style:style>
    <style:style style:name="T2" style:family="text">
      <style:text-properties fo:font-family="'Lucida Sans Typewriter'" style:font-family-generic="modern" style:font-pitch="fixed" fo:font-size="14pt" fo:font-weight="normal"/>
    </style:style>
    <style:style style:name="T3" style:family="text">
      <style:text-properties fo:font-family="'Courier New'" style:font-family-generic="modern" style:font-pitch="fixed"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11.17cm" svg:height="1.369cm" svg:x="4.915cm" svg:y="1.8cm">
          <draw:text-box>
            <text:p text:style-name="P1"><text:span text:style-name="T1">Mappe Secret Quest</text:span></text:p>
          </draw:text-box>
        </draw:frame>
        <draw:custom-shape draw:style-name="gr2" draw:layer="layout" svg:width="2cm" svg:height="2cm" svg:x="6.776cm" svg:y="5.3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8.592cm" svg:y="5.3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0.408cm" svg:y="5.3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2.224cm" svg:y="5.3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6.776cm" svg:y="7.1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8.592cm" svg:y="7.1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text-style-name="P3" draw:layer="layout" svg:width="2cm" svg:height="2cm" svg:x="10.408cm" svg:y="7.162cm">
          <text:p text:style-name="P1"><text:span text:style-name="T2">~#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2.224cm" svg:y="7.1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6.776cm" svg:y="10.7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8.592cm" svg:y="10.7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0.408cm" svg:y="10.7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2.224cm" svg:y="10.7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6.776cm" svg:y="8.9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8.592cm" svg:y="8.9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0.408cm" svg:y="8.9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2.224cm" svg:y="8.9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4" draw:layer="layout" svg:width="0.56cm" svg:height="0.56cm" svg:x="8.429cm" svg:y="6.0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0.229cm" svg:y="6.0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2.029cm" svg:y="6.0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2.944cm" svg:y="6.9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2.944cm" svg:y="8.7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2.944cm" svg:y="10.5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2.044cm" svg:y="11.5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0.244cm" svg:y="11.5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8.344cm" svg:y="11.5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7.496cm" svg:y="10.6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7.496cm" svg:y="8.8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9.312cm" svg:y="10.6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9.312cm" svg:y="8.8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1.128cm" svg:y="8.8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1.128cm" svg:y="10.614cm">
          <text:p text:style-name="P1"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564cm" svg:height="0.564cm" svg:x="7.494cm" svg:y="6.064cm">
          <draw:image xlink:href="Pictures/100002010000002000000020A8CA21D7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6cm" svg:x="8.892cm" svg:y="5.646cm">
          <draw:image xlink:href="Pictures/10000201000000200000002030A5A05E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2cm" svg:x="9.312cm" svg:y="7.902cm">
          <draw:image xlink:href="Pictures/10000201000000200000001E1E0ADA78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2cm" svg:x="7.496cm" svg:y="7.902cm">
          <draw:image xlink:href="Pictures/100002010000001C0000001A97453480.png" xlink:type="simple" xlink:show="embed" xlink:actuate="onLoad">
            <text:p text:style-name="P1"/>
          </draw:image>
        </draw:frame>
        <draw:frame draw:style-name="gr1" draw:text-style-name="P5" draw:layer="layout" svg:width="3.169cm" svg:height="0.81cm" svg:x="6.525cm" svg:y="4.706cm">
          <draw:text-box>
            <text:p text:style-name="P1"><text:span text:style-name="T3">Livello 1</text:span></text:p>
          </draw:text-box>
        </draw:frame>
        <draw:frame draw:style-name="gr1" draw:text-style-name="P5" draw:layer="layout" svg:width="5.836cm" svg:height="0.81cm" svg:x="1.905cm" svg:y="16.89cm">
          <draw:text-box>
            <text:p text:style-name="P1"><text:span text:style-name="T3">Livello 2, piano 1</text:span></text:p>
          </draw:text-box>
        </draw:frame>
        <draw:frame draw:style-name="gr1" draw:text-style-name="P5" draw:layer="layout" svg:width="5.836cm" svg:height="0.81cm" svg:x="11.105cm" svg:y="16.89cm">
          <draw:text-box>
            <text:p text:style-name="P1"><text:span text:style-name="T3">Livello 2, piano 2</text:span></text:p>
          </draw:text-box>
        </draw:frame>
        <draw:custom-shape draw:style-name="gr6" draw:layer="layout" svg:width="2cm" svg:height="2cm" svg:x="2.176cm" svg:y="17.5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3.992cm" svg:y="17.5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5.808cm" svg:y="17.5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7.624cm" svg:y="17.5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2.176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3.992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text-style-name="P3" draw:layer="layout" svg:width="2cm" svg:height="2cm" svg:x="5.808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7.624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2.176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3.992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5.808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7.624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2.176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3.992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5.808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7.624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4" draw:layer="layout" svg:width="0.56cm" svg:height="0.56cm" svg:x="3.829cm" svg:y="18.2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5.629cm" svg:y="18.2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8.344cm" svg:y="19.1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8.344cm" svg:y="20.9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8.344cm" svg:y="22.7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7.444cm" svg:y="23.7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5.644cm" svg:y="23.7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3.744cm" svg:y="23.7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3.725cm" svg:y="21.89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3.761cm" svg:y="20.082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4.712cm" svg:y="21.0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7.439cm" svg:y="20.082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6.528cm" svg:y="22.814cm">
          <text:p text:style-name="P1"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564cm" svg:height="0.564cm" svg:x="2.894cm" svg:y="18.264cm">
          <draw:image xlink:href="Pictures/100002010000002000000020A8CA21D7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2cm" svg:x="8.344cm" svg:y="18.286cm">
          <draw:image xlink:href="Pictures/100002010000001C0000001A97453480.png" xlink:type="simple" xlink:show="embed" xlink:actuate="onLoad">
            <text:p text:style-name="P1"/>
          </draw:image>
        </draw:frame>
        <draw:custom-shape draw:style-name="gr6" draw:layer="layout" svg:width="2cm" svg:height="2cm" svg:x="11.376cm" svg:y="17.5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3.192cm" svg:y="17.5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5.008cm" svg:y="17.5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text-style-name="P1" draw:layer="layout" svg:width="2cm" svg:height="2cm" svg:x="16.824cm" svg:y="17.546cm">
          <text:p text:style-name="P1"><text:span text:style-name="T2">~#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1.376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3.192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text-style-name="P3" draw:layer="layout" svg:width="2cm" svg:height="2cm" svg:x="15.008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6.824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1.376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3.192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5.008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6.824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1.376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3.192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5.008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6.824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4" draw:layer="layout" svg:width="0.56cm" svg:height="0.56cm" svg:x="12.096cm" svg:y="19.14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4.829cm" svg:y="18.2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6.629cm" svg:y="18.2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7.544cm" svg:y="19.1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7.544cm" svg:y="20.9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7.544cm" svg:y="22.7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6.644cm" svg:y="23.7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4.844cm" svg:y="23.7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3.039cm" svg:y="21.89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2.096cm" svg:y="22.8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2.096cm" svg:y="21.0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3.912cm" svg:y="22.8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3.912cm" svg:y="21.0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5.728cm" svg:y="22.814cm">
          <text:p text:style-name="P1"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56cm" svg:height="0.52cm" svg:x="15.728cm" svg:y="18.286cm">
          <draw:image xlink:href="Pictures/10000201000000200000001E1E0ADA78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2cm" svg:x="12.096cm" svg:y="18.286cm">
          <draw:image xlink:href="Pictures/100002010000001C0000001A97453480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6cm" svg:x="6.528cm" svg:y="18.266cm">
          <draw:image xlink:href="Pictures/10000201000000200000002034C58780.png" xlink:type="simple" xlink:show="embed" xlink:actuate="onLoad">
            <text:p text:style-name="P1"/>
          </draw:image>
        </draw:frame>
        <draw:custom-shape draw:style-name="gr4" draw:text-style-name="P4" draw:layer="layout" svg:width="0.56cm" svg:height="0.56cm" svg:x="2.896cm" svg:y="19.18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5.539cm" svg:y="21.898cm">
          <text:p text:style-name="P1"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56cm" svg:height="0.56cm" svg:x="6.008cm" svg:y="20.602cm">
          <draw:image xlink:href="Pictures/100002010000002000000020B2EBD917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6cm" svg:x="2.376cm" svg:y="24.234cm">
          <draw:image xlink:href="Pictures/1000020100000020000000209E8E4D8E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6cm" svg:x="12.616cm" svg:y="23.194cm">
          <draw:image xlink:href="Pictures/100002010000002000000020920F9EDC.png" xlink:type="simple" xlink:show="embed" xlink:actuate="onLoad">
            <text:p text:style-name="P1"/>
          </draw:image>
        </draw:frame>
        <draw:custom-shape draw:style-name="gr4" draw:text-style-name="P4" draw:layer="layout" svg:width="0.56cm" svg:height="0.56cm" svg:x="13.912cm" svg:y="19.2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4.839cm" svg:y="21.898cm">
          <text:p text:style-name="P1"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41cm" svg:height="0.56cm" svg:x="16.298cm" svg:y="21.478cm">
          <draw:image xlink:href="Pictures/100002010000001800000020E95CC7B6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6cm" svg:x="17.964cm" svg:y="21.478cm">
          <draw:image xlink:href="Pictures/10000201000000200000002034965805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6cm" svg:x="16.248cm" svg:y="19.562cm">
          <draw:image xlink:href="Pictures/100002010000002000000020920F9EDC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6cm" svg:x="15.308cm" svg:y="19.662cm">
          <draw:image xlink:href="Pictures/100002010000002000000020F3606C3E.png" xlink:type="simple" xlink:show="embed" xlink:actuate="onLoad">
            <text:p text:style-name="P1"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09-09T20:45:55</meta:creation-date>
    <dc:date>2007-09-13T23:11:09</dc:date>
    <dc:language>it-IT</dc:language>
    <meta:editing-cycles>69</meta:editing-cycles>
    <meta:editing-duration>PT1H55M15S</meta:editing-duration>
    <meta:user-defined meta:name="Info 1"/>
    <meta:user-defined meta:name="Info 2"/>
    <meta:user-defined meta:name="Info 3"/>
    <meta:user-defined meta:name="Info 4"/>
    <meta:document-statistic meta:object-count="114"/>
  </office:meta>
</office:document-meta>
</file>